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Roboto, SegoeUI, 'Segoe UI', 'Helvetica Neue', Helvetica, 'Microsoft YaHei', 'Meiryo UI', Meiryo, 'Arial Unicode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7ec7"/>
    </style:style>
    <style:style style:name="P2" style:family="paragraph" style:parent-style-name="Standard">
      <style:text-properties officeooo:paragraph-rsid="001c9f48"/>
    </style:style>
    <style:style style:name="P3" style:family="paragraph" style:parent-style-name="Standard">
      <style:text-properties officeooo:paragraph-rsid="001db1ee"/>
    </style:style>
    <style:style style:name="P4" style:family="paragraph" style:parent-style-name="Standard">
      <style:text-properties officeooo:rsid="001db1ee" officeooo:paragraph-rsid="001db1ee"/>
    </style:style>
    <style:style style:name="P5" style:family="paragraph" style:parent-style-name="Standard">
      <style:text-properties officeooo:rsid="001f8531" officeooo:paragraph-rsid="001f8531"/>
    </style:style>
    <style:style style:name="P6" style:family="paragraph" style:parent-style-name="Standard">
      <style:text-properties fo:font-variant="normal" fo:text-transform="none" fo:color="#111111" style:font-name="apple-system" fo:font-size="12pt" fo:letter-spacing="normal" fo:font-style="normal" fo:font-weight="normal" officeooo:rsid="001f8531" officeooo:paragraph-rsid="001f8531"/>
    </style:style>
    <style:style style:name="T1" style:family="text">
      <style:text-properties officeooo:rsid="001c7ec7"/>
    </style:style>
    <style:style style:name="T2" style:family="text">
      <style:text-properties officeooo:rsid="001c9f48"/>
    </style:style>
    <style:style style:name="T3" style:family="text">
      <style:text-properties officeooo:rsid="001db1ee"/>
    </style:style>
    <style:style style:name="T4" style:family="text">
      <style:text-properties officeooo:rsid="00203c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rogram(1)==</text:span></text:p>
      <text:p text:style-name="P2">&lt;?php</text:p>
      <text:p text:style-name="Standard">// Marks of five subjects</text:p>
      <text:p text:style-name="Standard">$<text:span text:style-name="T1">pysics</text:span> = 95;</text:p>
      <text:p text:style-name="Standard">$<text:span text:style-name="T1">chemestry</text:span>= 85;</text:p>
      <text:p text:style-name="Standard">$<text:span text:style-name="T1">biology</text:span>= 74;</text:p>
      <text:p text:style-name="Standard">$<text:span text:style-name="T1">methematics</text:span>= 64;</text:p>
      <text:p text:style-name="Standard">$<text:span text:style-name="T1">computer</text:span>= 53;</text:p>
      <text:p text:style-name="Standard"/>
      <text:p text:style-name="Standard">// Calculate total, average, and percentage</text:p>
      <text:p text:style-name="P1">$total = $<text:span text:style-name="T1">pysics</text:span> <text:s/>+ $ <text:span text:style-name="T1">chemestry</text:span> + $ <text:span text:style-name="T1">biology</text:span> + $<text:span text:style-name="T1">methematics</text:span>+ $ <text:span text:style-name="T1">computer;</text:span></text:p>
      <text:p text:style-name="Standard">$average = $total / 5.0;</text:p>
      <text:p text:style-name="Standard">$percentage = ($total / 500.0) * 100;</text:p>
      <text:p text:style-name="Standard"/>
      <text:p text:style-name="Standard">// <text:span text:style-name="T1">execute grade by if elseif</text:span></text:p>
      <text:p text:style-name="Standard">if ($average &gt;= 90) {</text:p>
      <text:p text:style-name="Standard"><text:s text:c="4"/>$grade = "A";</text:p>
      <text:p text:style-name="Standard">} elseif ($average &gt;= 80 &amp;&amp; $average &lt; 90) {</text:p>
      <text:p text:style-name="Standard"><text:s text:c="4"/>$grade = "B";</text:p>
      <text:p text:style-name="Standard">} elseif ($average &gt;= 70 &amp;&amp; $average &lt; 80) {</text:p>
      <text:p text:style-name="Standard"><text:s text:c="4"/>$grade = "C";</text:p>
      <text:p text:style-name="Standard">} elseif ($average &gt;= 60 &amp;&amp; $average &lt; 70) {</text:p>
      <text:p text:style-name="Standard"><text:s text:c="4"/>$grade = "D";</text:p>
      <text:p text:style-name="Standard">} else {</text:p>
      <text:p text:style-name="Standard"><text:s text:c="4"/>$grade = "E";</text:p>
      <text:p text:style-name="Standard">}</text:p>
      <text:p text:style-name="Standard"/>
      <text:p text:style-name="Standard">// Print the results</text:p>
      <text:p text:style-name="Standard">echo "Total marks: $total/500\n";</text:p>
      <text:p text:style-name="Standard">echo "Average marks: $average\n";</text:p>
      <text:p text:style-name="Standard">echo "Percentage: $percentage%\n";</text:p>
      <text:p text:style-name="Standard">echo "Grade: '$grade'\n";</text:p>
      <text:p text:style-name="Standard">?&gt;</text:p>
      <text:p text:style-name="Standard"/>
      <text:p text:style-name="Standard"/>
      <text:p text:style-name="P2"><text:span text:style-name="T2">Program(2)==</text:span></text:p>
      <text:p text:style-name="P2"/>
      <text:p text:style-name="P2">&lt;?php</text:p>
      <text:p text:style-name="P2">$day = "4"; // this is declare. 1 = Monday, 2 = Tuesday, ..., 7 = Sunday</text:p>
      <text:p text:style-name="P2"/>
      <text:p text:style-name="P2">switch ($day) {</text:p>
      <text:p text:style-name="P2"><text:s text:c="4"/>case "1":</text:p>
      <text:p text:style-name="P2"><text:s text:c="8"/>echo " Monday!";</text:p>
      <text:p text:style-name="P2"><text:s text:c="8"/>break;</text:p>
      <text:p text:style-name="P2"><text:s text:c="4"/>case "2":</text:p>
      <text:p text:style-name="P2"><text:s text:c="8"/>echo " Tuesday!";</text:p>
      <text:p text:style-name="P2"><text:s text:c="8"/>break;</text:p>
      <text:p text:style-name="P2"><text:s text:c="4"/>case "3":</text:p>
      <text:p text:style-name="P2"><text:s text:c="8"/>echo " Wednesday!";</text:p>
      <text:p text:style-name="P2"><text:s text:c="8"/>break;</text:p>
      <text:p text:style-name="P2"><text:s text:c="4"/>case "4":</text:p>
      <text:p text:style-name="P2"><text:s text:c="8"/>echo " Thursday!";</text:p>
      <text:p text:style-name="P2"><text:soft-page-break/><text:s text:c="8"/>break;</text:p>
      <text:p text:style-name="P2"><text:s text:c="4"/>case "5":</text:p>
      <text:p text:style-name="P2"><text:s text:c="8"/>echo " Friday!";</text:p>
      <text:p text:style-name="P2"><text:s text:c="8"/>break;</text:p>
      <text:p text:style-name="P2"><text:s text:c="4"/>case "6":</text:p>
      <text:p text:style-name="P2"><text:s text:c="8"/>echo "Saturday!";</text:p>
      <text:p text:style-name="P2"><text:s text:c="8"/>break;</text:p>
      <text:p text:style-name="P2"><text:s text:c="4"/>case "7":</text:p>
      <text:p text:style-name="P2"><text:s text:c="8"/>echo "It is Sunday!";</text:p>
      <text:p text:style-name="P2"><text:s text:c="8"/>break;</text:p>
      <text:p text:style-name="P2"><text:s text:c="4"/>default:</text:p>
      <text:p text:style-name="P2"><text:s text:c="8"/>echo "Invalid number!";</text:p>
      <text:p text:style-name="P2">}</text:p>
      <text:p text:style-name="P2">?&gt;</text:p>
      <text:p text:style-name="P2"/>
      <text:p text:style-name="P2"/>
      <text:p text:style-name="P2"><text:span text:style-name="T2">Program(3)==</text:span></text:p>
      <text:p text:style-name="P2">&lt;?php</text:p>
      <text:p text:style-name="P2">function <text:span text:style-name="T2">leapyear</text:span>($year) {</text:p>
      <text:p text:style-name="P2"><text:s text:c="4"/>if (($year % 4 == 0 &amp;&amp; $year % 100 != 0) || ($year % 400 == 0)) {</text:p>
      <text:p text:style-name="P2"><text:s text:c="8"/>return true;</text:p>
      <text:p text:style-name="P2"><text:s text:c="4"/>} else {</text:p>
      <text:p text:style-name="P2"><text:s text:c="8"/>return false;</text:p>
      <text:p text:style-name="P2"><text:s text:c="4"/>}</text:p>
      <text:p text:style-name="P2">}</text:p>
      <text:p text:style-name="P2"/>
      <text:p text:style-name="P2">// Check leap years between 1901 and 2016</text:p>
      <text:p text:style-name="P2">for ($year = 1901; $year &lt;= 2016; $year++) {</text:p>
      <text:p text:style-name="P2"><text:s text:c="4"/>if (<text:span text:style-name="T2">leapyear</text:span>($year)) {</text:p>
      <text:p text:style-name="P2"><text:s text:c="8"/>echo "$year is a Leap Year<text:span text:style-name="T2">&lt;br&gt;</text:span>";</text:p>
      <text:p text:style-name="P2"><text:s text:c="4"/>}</text:p>
      <text:p text:style-name="P2">}</text:p>
      <text:p text:style-name="P2">?&gt;</text:p>
      <text:p text:style-name="P2"/>
      <text:p text:style-name="P2"><text:span text:style-name="T2">Program(4)==</text:span></text:p>
      <text:p text:style-name="P2">&lt;?php</text:p>
      <text:p text:style-name="P2">$num1 = 10;</text:p>
      <text:p text:style-name="P2">$num2 = 20;</text:p>
      <text:p text:style-name="P2">$num3 = 15;</text:p>
      <text:p text:style-name="P2"/>
      <text:p text:style-name="P2">$large = ($num1 &gt; $num2) ? ($num1 &gt; $num3 ? $num1 : $num3) : ($num2 &gt; $num3 ? $num2 : $num3);</text:p>
      <text:p text:style-name="P2"/>
      <text:p text:style-name="P2">echo "large number: $large";</text:p>
      <text:p text:style-name="P2">?&gt;</text:p>
      <text:p text:style-name="P2"/>
      <text:p text:style-name="P3"><text:span text:style-name="T2">Program(</text:span><text:span text:style-name="T3">5</text:span><text:span text:style-name="T2">)==</text:span></text:p>
      <text:p text:style-name="P2">&lt;?php</text:p>
      <text:p text:style-name="P2">//include the first two numbers</text:p>
      <text:p text:style-name="P2">$num1 = 0;</text:p>
      <text:p text:style-name="P2">$num2 = 1;</text:p>
      <text:p text:style-name="P2">$t = 10; // Number of terms</text:p>
      <text:p text:style-name="P2"><text:soft-page-break/></text:p>
      <text:p text:style-name="P2">// Print the first two numbers</text:p>
      <text:p text:style-name="P2">echo "$num1 $num2 ";</text:p>
      <text:p text:style-name="P2"/>
      <text:p text:style-name="P2">// Generating remaining nmebers</text:p>
      <text:p text:style-name="P2">for ($i = 2; $i &lt; $t; $i++) {</text:p>
      <text:p text:style-name="P2"><text:s text:c="4"/>$num3 = $num1 + $num2;</text:p>
      <text:p text:style-name="P2"><text:s text:c="4"/>echo "$num3 ";</text:p>
      <text:p text:style-name="P2"><text:s text:c="4"/>$num1 = $num2;</text:p>
      <text:p text:style-name="P2"><text:s text:c="4"/>$num2 = $num3;</text:p>
      <text:p text:style-name="P2">}</text:p>
      <text:p text:style-name="P2">?&gt;</text:p>
      <text:p text:style-name="P2"/>
      <text:p text:style-name="P4">program(6)==</text:p>
      <text:p text:style-name="P2">&lt;?php</text:p>
      <text:p text:style-name="P2">for ($i = 1; $i &lt;= 5; $i++) {</text:p>
      <text:p text:style-name="P2"><text:s text:c="4"/>for ($j = 1; $j &lt;= 5; $j++) {</text:p>
      <text:p text:style-name="P2"><text:s text:c="8"/>if ($i == 1 || $i == 5 || $j == 1) {</text:p>
      <text:p text:style-name="P2"><text:s text:c="12"/>echo "*";</text:p>
      <text:p text:style-name="P2"><text:s text:c="8"/>} else {</text:p>
      <text:p text:style-name="P2"><text:s text:c="12"/>echo " ";</text:p>
      <text:p text:style-name="P2"><text:s text:c="8"/>}</text:p>
      <text:p text:style-name="P2"><text:s text:c="4"/>}</text:p>
      <text:p text:style-name="P2">echo "\n";</text:p>
      <text:p text:style-name="P2">}</text:p>
      <text:p text:style-name="P2">?&gt;</text:p>
      <text:p text:style-name="P2"/>
      <text:p text:style-name="P5">question(1)==</text:p>
      <text:p text:style-name="P6">What will be the values of $a and $b after the code below is executed? Explain your answer. $a = '1'; $b = &amp;$a; $b = "2$b";</text:p>
      <text:p text:style-name="P6"/>
      <text:p text:style-name="P6">Ans&gt;</text:p>
      <text:p text:style-name="P6">$a = '1';-&gt;this is string to print as it is like 1</text:p>
      <text:p text:style-name="P6"/>
      <text:p text:style-name="P6">$b = &amp;$a;-&gt;this is refrence to use a require function to declare it</text:p>
      <text:p text:style-name="P6"/>
      <text:p text:style-name="P6">$b = "2$b";-&gt;this is also string.</text:p>
      <text:p text:style-name="P2"/>
      <text:p text:style-name="P5">question(2)==</text:p>
      <text:p text:style-name="P5">How can you tell if a number is even or odd without using any Condition or loop? </text:p>
      <text:p text:style-name="P5"/>
      <text:p text:style-name="P5">Ans&gt; <text:span text:style-name="T4">i use array to store multipal value. And then i use modulo so this of <text:s/>number even so 2,4,5,6 so i use this and so number devide by 2. </text:span></text:p>
      <text:p text:style-name="P5"/>
      <text:p text:style-name="P5">&lt;?php</text:p>
      <text:p text:style-name="P5">$arr = array("Even", "Odd");</text:p>
      <text:p text:style-name="P5">$number = 2;</text:p>
      <text:p text:style-name="P5">echo "Your number is: " . $arr[$number % 2];</text:p>
      <text:p text:style-name="P5">?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Roboto, SegoeUI, 'Segoe UI', 'Helvetica Neue', Helvetica, 'Microsoft YaHei', 'Meiryo UI', Meiryo, 'Arial Unicode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8T17:17:11.784606747</meta:creation-date>
    <dc:date>2024-06-28T18:12:54.467074139</dc:date>
    <meta:editing-duration>PT12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26" meta:word-count="529" meta:character-count="2845" meta:non-whitespace-character-count="2150"/>
  </office:meta>
</office:document-meta>
</file>